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73423" officeooo:paragraph-rsid="00173423"/>
    </style:style>
    <style:style style:name="T1" style:family="text">
      <style:text-properties officeooo:rsid="0017b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) malloc() will dynamically allocate (allocate at run-time) a space in the <text:span text:style-name="T1">heap</text:span> with a specified size and return a void pointer to that spa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7T10:15:19.785514665</meta:creation-date>
    <meta:generator>LibreOffice/6.3.3.2.0$Linux_X86_64 LibreOffice_project/30$Build-2</meta:generator>
    <dc:date>2020-02-07T10:52:40.665644124</dc:date>
    <meta:editing-duration>PT26M58S</meta:editing-duration>
    <meta:editing-cycles>1</meta:editing-cycles>
    <meta:document-statistic meta:table-count="0" meta:image-count="0" meta:object-count="0" meta:page-count="1" meta:paragraph-count="1" meta:word-count="25" meta:character-count="143" meta:non-whitespace-character-count="119"/>
  </office:meta>
</office:document-meta>
</file>